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99cm"/>
    </style:style>
    <style:style style:name="co3" style:family="table-column">
      <style:table-column-properties fo:break-before="auto" style:column-width="19.064cm"/>
    </style:style>
    <style:style style:name="co4" style:family="table-column">
      <style:table-column-properties fo:break-before="auto" style:column-width="2.484cm"/>
    </style:style>
    <style:style style:name="co5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style:font-size-asian="12pt" style:font-size-complex="12pt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F" fo:font-size="12pt" fo:language="en" fo:country="US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0" table:default-cell-style-name="ce2"/>
        <table:table-column table:style-name="co5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office:value-type="string">
            <text:p>SEO</text:p>
          </table:table-cell>
          <table:table-cell office:value-type="string">
            <text:p>Architecture du site</text:p>
          </table:table-cell>
          <table:table-cell office:value-type="string">
            <text:p>Il n'y a pas des parties clairement identifiées pour header, body et footer. Tout est dans des div </text:p>
          </table:table-cell>
          <table:table-cell office:value-type="string">
            <text:p>Utiliser des balises sémantiques pour bien structurer les codes</text:p>
          </table:table-cell>
          <table:table-cell table:style-name="ce5" office:value-type="string">
            <text:p>Div en balises sémantiques (Header, body avec les différentes parties et footer)</text:p>
          </table:table-cell>
          <table:table-cell table:style-name="ce6" office:value-type="string">
            <text:p><text:span text:style-name="T1"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span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Title</text:p>
          </table:table-cell>
          <table:table-cell office:value-type="string">
            <text:p>Balise Title vide</text:p>
          </table:table-cell>
          <table:table-cell office:value-type="string">
            <text:p>Remplir la balise Title</text:p>
          </table:table-cell>
          <table:table-cell table:style-name="ce5" office:value-type="string">
            <text:p>Remplir la balise Title en incluant le mot clé</text:p>
          </table:table-cell>
          <table:table-cell table:style-name="ce6" office:value-type="string">
            <text:p><text:span text:style-name="T1"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</text:p>
          </table:table-cell>
          <table:table-cell office:value-type="string">
            <text:p>Description vide</text:p>
          </table:table-cell>
          <table:table-cell office:value-type="string">
            <text:p>Remplir la description content</text:p>
          </table:table-cell>
          <table:table-cell table:style-name="ce5" office:value-type="string">
            <text:p>Remplir la description avec un texte qui attire les visiteurs</text:p>
          </table:table-cell>
          <table:table-cell table:style-name="ce6" office:value-type="string">
            <text:p><text:span text:style-name="T1"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go</text:p>
          </table:table-cell>
          <table:table-cell office:value-type="string">
            <text:p>La taille du logo header noir et blanc (386px 72px) est plus grande que le contenant (214,5 px 40px)</text:p>
          </table:table-cell>
          <table:table-cell office:value-type="string">
            <text:p>Mettre un qui logo qui correspond à la taille du contenant</text:p>
          </table:table-cell>
          <table:table-cell table:style-name="ce5" office:value-type="string">
            <text:p>Resizer l'image pour réduire la taille </text:p>
          </table:table-cell>
          <table:table-cell table:style-name="ce6" office:value-type="string">
            <text:p><text:span text:style-name="T1"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go</text:p>
          </table:table-cell>
          <table:table-cell office:value-type="string">
            <text:p>La taille du logo couleur (150px 150px) est plus grande que le contenant (100px 100px)</text:p>
          </table:table-cell>
          <table:table-cell office:value-type="string">
            <text:p>Mettre un qui logo qui correspond à la taille du contenant</text:p>
          </table:table-cell>
          <table:table-cell table:style-name="ce5" office:value-type="string">
            <text:p>Resizer l'image pour réduire la taille </text:p>
          </table:table-cell>
          <table:table-cell table:style-name="ce6" office:value-type="string">
            <text:p><text:span text:style-name="T1"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span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Image livre 1,jpg</text:p>
          </table:table-cell>
          <table:table-cell table:style-name="ce4" office:value-type="string">
            <text:p>La taille de l'image (1003px 1003 px) est plus grande que son contenant (392px 392px)</text:p>
          </table:table-cell>
          <table:table-cell table:style-name="ce4" office:value-type="string">
            <text:p>Mettre une image dont la taille correspond à la taille du contenant</text:p>
          </table:table-cell>
          <table:table-cell table:style-name="ce4" office:value-type="string">
            <text:p>Resizer l'image pour réduire la taille </text:p>
          </table:table-cell>
          <table:table-cell table:style-name="ce7" office:value-type="string">
            <text:p><text:span text:style-name="T1"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span>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Image photographe 2,jpg</text:p>
          </table:table-cell>
          <table:table-cell office:value-type="string">
            <text:p>La taille de l'image (628px 628px) est plus grande que son contenant (392px 392px)</text:p>
          </table:table-cell>
          <table:table-cell table:style-name="ce4" office:value-type="string">
            <text:p>Mettre une image dont la taille correspond à la taille du contenant</text:p>
          </table:table-cell>
          <table:table-cell table:style-name="ce4" office:value-type="string">
            <text:p>Resizer l'image pour réduire la taille </text:p>
          </table:table-cell>
          <table:table-cell table:style-name="ce6" office:value-type="string">
            <text:p><text:span text:style-name="T1"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Il y a trop de lien dans Footer</text:p>
          </table:table-cell>
          <table:table-cell office:value-type="string">
            <text:p>Trop de lien dans le footer réduit considérablement l'importance de chaque lien pour google</text:p>
          </table:table-cell>
          <table:table-cell/>
          <table:table-cell table:style-name="ce5" office:value-type="string">
            <text:p>Réduire le nombre de lien ou déplacer les liens dans la page principale ou header</text:p>
          </table:table-cell>
          <table:table-cell table:style-name="ce6" office:value-type="string">
            <text:p><text:span text:style-name="T1"><text:a xlink:href="https://openclassrooms.com/fr/courses/5561431-augmentez-votre-trafic-grace-au-referencement-naturel-seo/5578346-augmentez-lautorite-de-votre-site">https://openclassrooms.com/fr/courses/5561431-augmentez-votre-trafic-grace-au-referencement-naturel-seo/5578346-augmentez-lautorite-de-votre-site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robots index</text:p>
          </table:table-cell>
          <table:table-cell office:value-type="string">
            <text:p>Il n'y a pas de meta robots index, Googe ne pourra donc pas indexer le site</text:p>
          </table:table-cell>
          <table:table-cell office:value-type="string">
            <text:p>Toujours mettre le robots index</text:p>
          </table:table-cell>
          <table:table-cell table:style-name="ce5" office:value-type="string">
            <text:p>Ajouter le robot indexs dans head. &lt;code&gt;&lt;meta name="robots" content="index, follow"&gt;&lt;/code&gt;</text:p>
          </table:table-cell>
          <table:table-cell office:value-type="string">
            <text:p>https://openclassrooms.com/fr/courses/5922626-optimisez-le-referencement-de-votre-site-seo-en-ameliorant-ses-performances-techniques/6055216-ameliorez-votre-crawlabilite-pour-une-meilleure-indexation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google analytic</text:p>
          </table:table-cell>
          <table:table-cell office:value-type="string">
            <text:p>Absence de google analytics dans le code</text:p>
          </table:table-cell>
          <table:table-cell office:value-type="string">
            <text:p>Ajouter google analytic pour pouvoir suivre et faire une bonne pratique SEO dans le temps</text:p>
          </table:table-cell>
          <table:table-cell table:style-name="ce5" office:value-type="string">
            <text:p>Ajouter le code pour google analytics</text:p>
          </table:table-cell>
          <table:table-cell table:style-name="ce6" office:value-type="string">
            <text:p><text:span text:style-name="T1"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angue : défault</text:p>
          </table:table-cell>
          <table:table-cell office:value-type="string">
            <text:p>La langue choisie est défault iso fr</text:p>
          </table:table-cell>
          <table:table-cell office:value-type="string">
            <text:p>Mettre la langue du pays pour SEO local</text:p>
          </table:table-cell>
          <table:table-cell table:style-name="ce5" office:value-type="string">
            <text:p>Modifier la langue en fr</text:p>
          </table:table-cell>
          <table:table-cell table:style-name="ce6" office:value-type="string">
            <text:p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lt Paris iso Lyon</text:p>
          </table:table-cell>
          <table:table-cell office:value-type="string">
            <text:p>L'agence est basée à Lyon</text:p>
          </table:table-cell>
          <table:table-cell office:value-type="string">
            <text:p>Mettre le nom de la ville ou l'agv est basée</text:p>
          </table:table-cell>
          <table:table-cell table:style-name="ce5" office:value-type="string">
            <text:p>Modifier Paris par Lyon</text:p>
          </table:table-cell>
          <table:table-cell table:style-name="ce6" office:value-type="string">
            <text:p><text:span text:style-name="T1"><text:a xlink:href="https://openclassrooms.com/fr/courses/5922626-optimisez-le-referencement-de-votre-site-seo-en-ameliorant-ses-performances-techniques/6055276-mettez-en-place-la-bonne-architecture-technique">https://openclassrooms.com/fr/courses/5922626-optimisez-le-referencement-de-votre-site-seo-en-ameliorant-ses-performances-techniques/6055276-mettez-en-place-la-bonne-architecture-technique</text:a>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itation en forme d'image</text:p>
          </table:table-cell>
          <table:table-cell office:value-type="string">
            <text:p>La citation ne peut pas être lu par lecteur d'écran assistance technique. En plus, la taille de l'image ne s'adapte pas à la taille de l'écran.</text:p>
          </table:table-cell>
          <table:table-cell office:value-type="string">
            <text:p>Mettre la citation par écrit avec balise quote</text:p>
          </table:table-cell>
          <table:table-cell table:style-name="ce5" office:value-type="string">
            <text:p>Remplacer l'image par citation à l 'écrit </text:p>
          </table:table-cell>
          <table:table-cell office:value-type="string">
            <text:p>https://openclassrooms.com/fr/courses/6691346-concevez-un-contenu-web-accessible/6940878-decouvrez-les-exigences-en-matiere-daccessibilite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e insuffissante</text:p>
          </table:table-cell>
          <table:table-cell office:value-type="string">
            <text:p>Le contraste est insuffissante et n'est pas conforme aux exigences de WCAG pour le texte en orange et le footer</text:p>
          </table:table-cell>
          <table:table-cell/>
          <table:table-cell table:style-name="ce5" office:value-type="string">
            <text:p>Modifier la couleur et augmenter le contraste</text:p>
          </table:table-cell>
          <table:table-cell office:value-type="string">
            <text:p>https://openclassrooms.com/fr/courses/6691346-concevez-un-contenu-web-accessible/6940953-creez-des-tests-daccessibilite</text:p>
          </table:table-cell>
          <table:table-cell table:number-columns-repeated="1018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/05/2021</text:date>, <text:time>10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5-20T10:37:51.02</dc:date>
    <dc:creator>Aubépines Promenade</dc:creator>
    <meta:editing-duration>PT1H22M11S</meta:editing-duration>
    <meta:editing-cycles>18</meta:editing-cycles>
    <meta:document-statistic meta:table-count="1" meta:cell-count="88" meta:object-count="0"/>
  </office:meta>
</office:document-meta>
</file>